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0.732cm"/>
    </style:style>
    <style:style style:name="Table1.B" style:family="table-column">
      <style:table-column-properties style:column-width="14.841cm"/>
    </style:style>
    <style:style style:name="Table1.C" style:family="table-column">
      <style:table-column-properties style:column-width="1.42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rections to Foret Departmentale du Rocher du Saulx<office:annotation><dc:date>2008-05-06T00:00:00</dc:date><text:p>HTML: &lt;NOSCRIPT&gt;</text:p></office:annotation><office:annotation><dc:date>2008-05-06T00:00:00</dc:date><text:p>HTML: &lt;/NOSCRIPT&gt;</text:p></office:annotation></text:p>
      <text:section text:style-name="Sect1" text:name="page">
        <text:section text:style-name="Sect1" text:name="panel">
          <text:p text:style-name="Standard"/>
          <text:section text:style-name="Sect1" text:name="spsizer">
            <text:p text:style-name="Standard"/>
            <text:section text:style-name="Sect1" text:name="opanel0">
              <text:p text:style-name="Standard"/>
              <text:section text:style-name="Sect1" text:name="panel0">
                <text:p text:style-name="Standard"/>
                <text:section text:style-name="Sect1" text:name="panel_dir">
                  <text:p text:style-name="Standard"/>
                  <text:section text:style-name="Sect1" text:name="ddr0">
                    <text:p text:style-name="P1"><text:bookmark text:name="ddr_steps_0"/><text:bookmark text:name="step_0_0"/></text:p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row>
                        <table:table-cell table:style-name="Table1.A1" office:value-type="string">
                          <text:p text:style-name="Table_20_Contents"><text:a xlink:type="simple" xlink:href="javascript:void(0)">1</text:a>.<text:bookmark text:name="dirsegtext_0_0"/></text:p>
                        </table:table-cell>
                        <table:table-cell table:style-name="Table1.A1" office:value-type="string">
                          <text:p text:style-name="Table_20_Contents">Head <text:span text:style-name="T1">north</text:span> on <text:span text:style-name="T1">Résidence du Parc de Massy</text:span> toward <text:span text:style-name="T1">Rue Fustel de Coulanges</text:span></text:p>
                        </table:table-cell>
                        <table:table-cell table:style-name="Table1.A1" office:value-type="string">
                          <text:section text:style-name="Sect1" text:name="sxdist">
                            <text:p text:style-name="Table_20_Contents">12 m<text:bookmark text:name="step_0_1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2</text:a>.<text:bookmark text:name="dirsegtext_0_1"/></text:p>
                        </table:table-cell>
                        <table:table-cell table:style-name="Table1.A1" office:value-type="string">
                          <text:p text:style-name="Table_20_Contents">Turn <text:span text:style-name="T1">left</text:span> at <text:span text:style-name="T1">Rue Fustel de Coulanges</text:span></text:p>
                        </table:table-cell>
                        <table:table-cell table:style-name="Table1.A1" office:value-type="string">
                          <text:section text:style-name="Sect1" text:name="Section1">
                            <text:p text:style-name="Table_20_Contents"><text:bookmark text:name="sxdist"/>81 m<text:bookmark text:name="step_0_2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3</text:a>.<text:bookmark text:name="dirsegtext_0_2"/></text:p>
                        </table:table-cell>
                        <table:table-cell table:style-name="Table1.A1" office:value-type="string">
                          <text:p text:style-name="Table_20_Contents">Turn <text:span text:style-name="T1">left</text:span> at <text:span text:style-name="T1">D121/Rue du 8 Mai 1945</text:span></text:p>
                        </table:table-cell>
                        <table:table-cell table:style-name="Table1.A1" office:value-type="string">
                          <text:section text:style-name="Sect1" text:name="Section2">
                            <text:p text:style-name="Table_20_Contents"><text:bookmark text:name="sxdist1"/>0.2 km<text:bookmark text:name="step_0_3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4</text:a>.<text:bookmark text:name="dirsegtext_0_3"/></text:p>
                        </table:table-cell>
                        <table:table-cell table:style-name="Table1.A1" office:value-type="string">
                          <text:p text:style-name="Table_20_Contents">At <text:span text:style-name="T1">Rond-Point de l'Appel du 18 Juin 1940</text:span>, take the <text:span text:style-name="T1">3rd</text:span> exit onto <text:span text:style-name="T1">Avenue de l'Europe/D120</text:span></text:p>
                        </table:table-cell>
                        <table:table-cell table:style-name="Table1.A1" office:value-type="string">
                          <text:section text:style-name="Sect1" text:name="Section3">
                            <text:p text:style-name="Table_20_Contents"><text:bookmark text:name="sxdist2"/>0.3 km<text:bookmark text:name="step_0_4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5</text:a>.<text:bookmark text:name="dirsegtext_0_4"/></text:p>
                        </table:table-cell>
                        <table:table-cell table:style-name="Table1.A1" office:value-type="string">
                          <text:p text:style-name="Table_20_Contents">Slight <text:span text:style-name="T1">right</text:span> to stay on <text:span text:style-name="T1">Avenue de l'Europe/D120</text:span></text:p>
                        </table:table-cell>
                        <table:table-cell table:style-name="Table1.A1" office:value-type="string">
                          <text:section text:style-name="Sect1" text:name="Section4">
                            <text:p text:style-name="Table_20_Contents"><text:bookmark text:name="sxdist3"/>0.4 km<text:bookmark text:name="step_0_5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6</text:a>.<text:bookmark text:name="dirsegtext_0_5"/></text:p>
                        </table:table-cell>
                        <table:table-cell table:style-name="Table1.A1" office:value-type="string">
                          <text:p text:style-name="Table_20_Contents">Take the ramp onto <text:span text:style-name="T1">Avenue du Maréchal Koenig/D188</text:span> </text:p>
                          <text:p text:style-name="Table_20_Contents">Continue to follow D188</text:p>
                        </table:table-cell>
                        <table:table-cell table:style-name="Table1.A1" office:value-type="string">
                          <text:section text:style-name="Sect1" text:name="Section5">
                            <text:p text:style-name="Table_20_Contents"><text:bookmark text:name="sxdist4"/>1.3 km<text:bookmark text:name="step_0_6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7</text:a>.<text:bookmark text:name="dirsegtext_0_6"/></text:p>
                        </table:table-cell>
                        <table:table-cell table:style-name="Table1.A1" office:value-type="string">
                          <text:p text:style-name="Table_20_Contents">Slight <text:span text:style-name="T1">right</text:span> to merge onto <text:span text:style-name="T1">A10</text:span> toward <text:span text:style-name="T1">A6/Paris/Evry</text:span></text:p>
                        </table:table-cell>
                        <table:table-cell table:style-name="Table1.A1" office:value-type="string">
                          <text:section text:style-name="Sect1" text:name="Section6">
                            <text:p text:style-name="Table_20_Contents"><text:bookmark text:name="sxdist5"/>1.6 km<text:bookmark text:name="step_0_7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8</text:a>.<text:bookmark text:name="dirsegtext_0_7"/></text:p>
                        </table:table-cell>
                        <table:table-cell table:style-name="Table1.A1" office:value-type="string">
                          <text:p text:style-name="Table_20_Contents">Take the exit toward <text:span text:style-name="T1">Lille/Metz/Nancy/Rungis/Paris</text:span></text:p>
                        </table:table-cell>
                        <table:table-cell table:style-name="Table1.A1" office:value-type="string">
                          <text:section text:style-name="Sect1" text:name="Section7">
                            <text:p text:style-name="Table_20_Contents"><text:bookmark text:name="sxdist6"/>0.2 km<text:bookmark text:name="step_0_8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9</text:a>.<text:bookmark text:name="dirsegtext_0_8"/></text:p>
                        </table:table-cell>
                        <table:table-cell table:style-name="Table1.A1" office:value-type="string">
                          <text:p text:style-name="Table_20_Contents">Keep <text:span text:style-name="T1">right</text:span> at the fork, follow signs for <text:span text:style-name="T1">N20/Longjumeau</text:span> and merge onto <text:span text:style-name="T1">N20</text:span></text:p>
                        </table:table-cell>
                        <table:table-cell table:style-name="Table1.A1" office:value-type="string">
                          <text:section text:style-name="Sect1" text:name="Section8">
                            <text:p text:style-name="Table_20_Contents"><text:bookmark text:name="sxdist7"/>4.6 km<text:bookmark text:name="step_0_9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0</text:a>.<text:bookmark text:name="dirsegtext_0_9"/></text:p>
                        </table:table-cell>
                        <table:table-cell table:style-name="Table1.A1" office:value-type="string">
                          <text:p text:style-name="Table_20_Contents">Take the exit toward <text:span text:style-name="T1">Grande Route de Chasse</text:span></text:p>
                        </table:table-cell>
                        <table:table-cell table:style-name="Table1.A1" office:value-type="string">
                          <text:section text:style-name="Sect1" text:name="Section9">
                            <text:p text:style-name="Table_20_Contents"><text:bookmark text:name="sxdist8"/>0.3 km<text:bookmark text:name="step_0_10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1</text:a>.<text:bookmark text:name="dirsegtext_0_10"/></text:p>
                        </table:table-cell>
                        <table:table-cell table:style-name="Table1.A1" office:value-type="string">
                          <text:p text:style-name="Table_20_Contents">Turn <text:span text:style-name="T1">right</text:span> at <text:span text:style-name="T1">Grande Route de Chasse</text:span></text:p>
                        </table:table-cell>
                        <table:table-cell table:style-name="Table1.A1" office:value-type="string">
                          <text:section text:style-name="Sect1" text:name="Section10">
                            <text:p text:style-name="Table_20_Contents"><text:bookmark text:name="sxdist9"/>34 m<text:bookmark text:name="step_0_11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2</text:a>.<text:bookmark text:name="dirsegtext_0_11"/></text:p>
                        </table:table-cell>
                        <table:table-cell table:style-name="Table1.A1" office:value-type="string">
                          <text:p text:style-name="Table_20_Contents">At the roundabout, take the <text:span text:style-name="T1">1st</text:span> exit onto <text:span text:style-name="T1">Rue du Plessis Saint-Père</text:span></text:p>
                        </table:table-cell>
                        <table:table-cell table:style-name="Table1.A1" office:value-type="string">
                          <text:section text:style-name="Sect1" text:name="Section11">
                            <text:p text:style-name="Table_20_Contents"><text:bookmark text:name="sxdist10"/>69 m<text:bookmark text:name="step_0_12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3</text:a>.<text:bookmark text:name="dirsegtext_0_12"/></text:p>
                        </table:table-cell>
                        <table:table-cell table:style-name="Table1.A1" office:value-type="string">
                          <text:p text:style-name="Table_20_Contents">Slight <text:span text:style-name="T1">left</text:span> at <text:span text:style-name="T1">Chemin du Plessis Saint-Père</text:span></text:p>
                        </table:table-cell>
                        <table:table-cell table:style-name="Table1.A1" office:value-type="string">
                          <text:section text:style-name="Sect1" text:name="Section12">
                            <text:p text:style-name="Table_20_Contents"><text:bookmark text:name="sxdist11"/>0.1 km<text:bookmark text:name="step_0_13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4</text:a>.<text:bookmark text:name="dirsegtext_0_13"/></text:p>
                        </table:table-cell>
                        <table:table-cell table:style-name="Table1.A1" office:value-type="string">
                          <text:p text:style-name="Table_20_Contents">Slight <text:span text:style-name="T1">right</text:span> at <text:span text:style-name="T1">Avenue Sadi Carnot</text:span></text:p>
                        </table:table-cell>
                        <table:table-cell table:style-name="Table1.A1" office:value-type="string">
                          <text:section text:style-name="Sect1" text:name="Section13">
                            <text:p text:style-name="Table_20_Contents"><text:bookmark text:name="sxdist12"/>91 m<text:bookmark text:name="step_0_14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5</text:a>.<text:bookmark text:name="dirsegtext_0_14"/></text:p>
                        </table:table-cell>
                        <table:table-cell table:style-name="Table1.A1" office:value-type="string">
                          <text:p text:style-name="Table_20_Contents">Slight <text:span text:style-name="T1">left</text:span> at <text:span text:style-name="T1">Rue de Lunézy</text:span></text:p>
                        </table:table-cell>
                        <table:table-cell table:style-name="Table1.A1" office:value-type="string">
                          <text:section text:style-name="Sect1" text:name="Section14">
                            <text:p text:style-name="Table_20_Contents"><text:bookmark text:name="sxdist13"/>0.2 km</text:p>
                          </text:section>
                        </table:table-cell>
                      </table:table-row>
                    </table:table>
                  </text:section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Linda Diggle</meta:initial-creator>
    <meta:creation-date>2008-05-06T19:26:27</meta:creation-date>
    <dc:creator>Linda Diggle</dc:creator>
    <dc:date>2008-05-06T19:29:14</dc:date>
    <meta:editing-cycles>1</meta:editing-cycles>
    <meta:editing-duration>PT2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7" meta:word-count="203" meta:character-count="946"/>
  </office:meta>
</office:document-meta>
</file>